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ers.call( Object [ ] encodedPack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lpers.call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ers.test( final Packe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elpers.assertPacket( Packet expected , Packet actu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elpers.testBin( final Packe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elpers.testDecodeError( final String error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